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body>
    <office:text>
      <text:p text:style-name="Standard">A text before footnote.</text:p>
      <text:p text:style-name="Standard">A text before endnot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family="paragraph" style:name="Footnote" style:parent-style-name="Standard">
      <style:paragraph-properties fo:margin-left="4.99mm" fo:margin-right="0.0mm" fo:text-indent="-4.99mm"/>
      <style:text-properties fo:font-size="10.0pt" style:font-size-asian="10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/>
    </style:style>
    <style:style style:family="paragraph" style:name="Index" style:parent-style-name="Standard">
      <style:text-properties style:font-name-complex="Mangal1"/>
    </style:style>
    <style:style style:family="paragraph" style:name="Endnote" style:parent-style-name="Standard">
      <style:paragraph-properties fo:margin-left="4.99mm" fo:margin-right="0.0mm" fo:text-indent="-4.99mm"/>
      <style:text-properties fo:font-size="10.0pt" style:font-size-asian="10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style style:display-name="Endnote Symbol" style:family="text" style:name="Endnote_20_Symbol" style:parent-style-name="default_character_style"/>
    <style:style style:display-name="Footnote anchor" style:family="text" style:name="Footnote_20_anchor" style:parent-style-name="default_character_style">
      <style:text-properties style:text-position="super"/>
    </style:style>
    <style:style style:display-name="Footnote Symbol" style:family="text" style:name="Footnote_20_Symbol" style:parent-style-name="default_character_style"/>
    <style:style style:display-name="Endnote anchor" style:family="text" style:name="Endnote_20_anchor" style:parent-style-name="default_character_style">
      <style:text-properties style:text-position="super"/>
    </style:style>
    <style:default-style style:family="graphic">
      <style:graphic-properties draw:fill="solid" draw:fill-color="#cfe7f5"/>
      <style:text-properties fo:country="DE" fo:font-size="12.0pt" fo:language="de" style:font-size-asian="12.0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15</dc:date>
    <meta:editing-cycles>2</meta:editing-cycles>
    <meta:editing-duration>PT0.020S</meta:editing-duration>
  </office:meta>
</office:document-meta>
</file>